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5000000640F2409C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90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9.375cm" svg:height="6.292cm" draw:z-index="4"><draw:image xlink:href="Pictures/100002010000095000000640F2409C41.png" xlink:type="simple" xlink:show="embed" xlink:actuate="onLoad"/></draw:frame><draw:frame draw:style-name="fr1" draw:name="Image3" text:anchor-type="as-char" svg:width="9.375cm" svg:height="6.292cm" draw:z-index="5"><draw:image xlink:href="Pictures/100002010000095000000640F2409C41.png" xlink:type="simple" xlink:show="embed" xlink:actuate="onLoad"/></draw:frame></text:p>
      <text:p text:style-name="P1"/>
      <text:p text:style-name="P1"><draw:frame draw:style-name="fr1" draw:name="Image2" text:anchor-type="as-char" svg:width="9.375cm" svg:height="6.292cm" draw:z-index="6"><draw:image xlink:href="Pictures/100002010000095000000640F2409C41.png" xlink:type="simple" xlink:show="embed" xlink:actuate="onLoad"/></draw:frame><draw:frame draw:style-name="fr1" draw:name="Image4" text:anchor-type="as-char" svg:width="9.375cm" svg:height="6.292cm" draw:z-index="7"><draw:image xlink:href="Pictures/100002010000095000000640F2409C41.png" xlink:type="simple" xlink:show="embed" xlink:actuate="onLoad"/></draw:frame></text:p>
      <text:p text:style-name="P1"/>
      <text:p text:style-name="P1"><draw:frame draw:style-name="fr1" draw:name="Image5" text:anchor-type="as-char" svg:width="9.375cm" svg:height="6.292cm" draw:z-index="0"><draw:image xlink:href="Pictures/100002010000095000000640F2409C41.png" xlink:type="simple" xlink:show="embed" xlink:actuate="onLoad"/></draw:frame><draw:frame draw:style-name="fr1" draw:name="Image6" text:anchor-type="as-char" svg:width="9.375cm" svg:height="6.292cm" draw:z-index="1"><draw:image xlink:href="Pictures/100002010000095000000640F2409C41.png" xlink:type="simple" xlink:show="embed" xlink:actuate="onLoad"/></draw:frame></text:p>
      <text:p text:style-name="P1"/>
      <text:p text:style-name="P1"><draw:frame draw:style-name="fr1" draw:name="Image7" text:anchor-type="as-char" svg:width="9.375cm" svg:height="6.292cm" draw:z-index="2"><draw:image xlink:href="Pictures/100002010000095000000640F2409C41.png" xlink:type="simple" xlink:show="embed" xlink:actuate="onLoad"/></draw:frame><draw:frame draw:style-name="fr1" draw:name="Image8" text:anchor-type="as-char" svg:width="9.375cm" svg:height="6.292cm" draw:z-index="3"><draw:image xlink:href="Pictures/100002010000095000000640F2409C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7-19T15:14:40.410123095</meta:print-date>
    <dc:date>2014-08-02T16:50:31.800821850</dc:date>
    <dc:creator>Toub </dc:creator>
    <meta:editing-duration>P0D</meta:editing-duration>
    <meta:editing-cycles>5</meta:editing-cycles>
    <meta:generator>LibreOffice/4.2.5.2$Linux_X86_64 LibreOffice_project/420m0$Build-2</meta:generator>
    <meta:document-statistic meta:table-count="0" meta:image-count="8" meta:object-count="0" meta:page-count="1" meta:paragraph-count="4" meta:word-count="0" meta:character-count="0" meta:non-whitespace-character-count="0"/>
  </office:meta>
</office:document-meta>
</file>